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9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1452298888929590059" text:style-name="L1">
        <text:list-item>
          <text:p text:style-name="P12">3:56.8</text:p>
        </text:list-item>
        <text:list-item>
          <text:p text:style-name="P12">3:53.8</text:p>
        </text:list-item>
        <text:list-item>
          <text:p text:style-name="P12">3:50.8</text:p>
        </text:list-item>
        <text:list-item>
          <text:p text:style-name="P12">3:47.8</text:p>
        </text:list-item>
        <text:list-item>
          <text:p text:style-name="P12">3:45.0</text:p>
        </text:list-item>
        <text:list-item>
          <text:p text:style-name="P12">3:42.2</text:p>
        </text:list-item>
        <text:list-item>
          <text:p text:style-name="P12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4108737482598445848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8941105190267593201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6334567620008598944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1577176359835830513" text:style-name="L5">
        <text:list-item>
          <text:p text:style-name="P13">1:41</text:p>
        </text:list-item>
        <text:list-item>
          <text:p text:style-name="P13">1:44</text:p>
        </text:list-item>
        <text:list-item>
          <text:p text:style-name="P13">1:46</text:p>
        </text:list-item>
        <text:list-item>
          <text:p text:style-name="P13">1:45</text:p>
        </text:list-item>
        <text:list-item>
          <text:p text:style-name="P13">1:44</text:p>
        </text:list-item>
        <text:list-item>
          <text:p text:style-name="P13">1:47</text:p>
        </text:list-item>
        <text:list-item>
          <text:p text:style-name="P13">1:49</text:p>
        </text:list-item>
        <text:list-item>
          <text:p text:style-name="P13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02545380033033405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5731768749788392535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6605915851926083642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4"><text:soft-page-break/>Sat 7/2/16: <text:span text:style-name="T2">4 miles</text:span></text:p>
      <text:p text:style-name="P4"/>
      <text:p text:style-name="P4"/>
      <text:p text:style-name="P4">Sun 7/3/16: <text:span text:style-name="T2">5 miles</text:span></text:p>
      <text:p text:style-name="P4">I ran 5 miles on hilly roads in 50:45</text:p>
      <text:p text:style-name="P4"/>
      <text:p text:style-name="P4">Mon 7/4/16: <text:span text:style-name="T2">3 miles</text:span></text:p>
      <text:p text:style-name="P4">I ran 2 miles: 10:30+9:25. <text:s/>Then I walked 1 mile.</text:p>
      <text:p text:style-name="P4"/>
      <text:p text:style-name="P4">Tues 7/5/16: <text:span text:style-name="T2">5 miles</text:span></text:p>
      <text:p text:style-name="P4">I ran 4.5 miles averaging 10:15/mi on hilly roads. Then I walked ½ miles in 7:48. </text:p>
      <text:p text:style-name="P4"/>
      <text:p text:style-name="P4">Wed 7/6/16: <text:span text:style-name="T2">4 miles</text:span></text:p>
      <text:p text:style-name="P4">I ran and walked 4 miles averaging 11:26/mi. <text:s/>I ran 0.4 miles, walked 0.2 miles and repeated until the end. <text:s/>In all I walked 1.2 miles and ran 2.8 miles. <text:s/>My running pace was about 10:00.</text:p>
      <text:p text:style-name="P4"/>
      <text:p text:style-name="P4">Thur 7/7/16: <text:span text:style-name="T2">4.1 miles</text:span></text:p>
      <text:p text:style-name="P4">I warmed up with a ½ mile in 5:05 and then rested 3 minutes.</text:p>
      <text:p text:style-name="P4">Then I ran 3.25 miles on hilly roads averaging 8:09/miles. <text:s/>This was a good run and felt great.</text:p>
      <text:p text:style-name="P4">Splits:</text:p>
      <text:list xml:id="list6643415340907398159" text:style-name="L9">
        <text:list-item>
          <text:p text:style-name="P16">8:09</text:p>
        </text:list-item>
        <text:list-item>
          <text:p text:style-name="P16">8:13</text:p>
        </text:list-item>
        <text:list-item>
          <text:p text:style-name="P16">8:15</text:p>
          <text:p text:style-name="P16">The last 0.25 miles in 1:51 or 7:24/mile</text:p>
        </text:list-item>
      </text:list>
      <text:p text:style-name="P4">I warmed down with a 0.35 mile walk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07T10:53:51.90</dc:date>
    <dc:creator>James Lombardi</dc:creator>
    <meta:editing-duration>PT9H4M45S</meta:editing-duration>
    <meta:editing-cycles>69</meta:editing-cycles>
    <meta:document-statistic meta:table-count="0" meta:image-count="0" meta:object-count="0" meta:page-count="7" meta:paragraph-count="240" meta:word-count="2149" meta:character-count="10515"/>
  </office:meta>
</office:document-meta>
</file>